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paragraph-properties fo:background-color="#eb613d">
        <style:background-image/>
      </style:paragraph-properties>
    </style:style>
    <style:style style:name="P24" style:family="paragraph" style:parent-style-name="Table_20_Contents">
      <style:paragraph-properties fo:background-color="#eb613d">
        <style:background-image/>
      </style:paragraph-properties>
      <style:text-properties fo:background-color="transparent"/>
    </style:style>
    <style:style style:name="P25" style:family="paragraph" style:parent-style-name="Table_20_Contents">
      <style:paragraph-properties fo:background-color="#eb613d">
        <style:background-image/>
      </style:paragraph-properties>
      <style:text-properties fo:font-weight="bold" style:font-weight-asian="bold" style:font-weight-complex="bold"/>
    </style:style>
    <style:style style:name="P26" style:family="paragraph" style:parent-style-name="Standard">
      <style:paragraph-properties fo:padding="0.0291in" fo:border="none" style:join-border="false"/>
    </style:style>
    <style:style style:name="P27" style:family="paragraph" style:parent-style-name="Standard" style:list-style-name="L1"/>
    <style:style style:name="P28" style:family="paragraph" style:parent-style-name="Standard" style:list-style-name="L2"/>
    <style:style style:name="P29" style:family="paragraph" style:parent-style-name="Text_20_body" style:list-style-name="L3">
      <style:text-properties fo:background-color="#ffff00"/>
    </style:style>
    <style:style style:name="P30" style:family="paragraph" style:parent-style-name="Text_20_body" style:list-style-name="L4">
      <style:text-properties fo:background-color="#ffff00"/>
    </style:style>
    <style:style style:name="P31" style:family="paragraph" style:parent-style-name="Text_20_body" style:list-style-name="L5"/>
    <style:style style:name="P32" style:family="paragraph" style:parent-style-name="Table_20_Contents">
      <style:text-properties fo:background-color="#ffff00"/>
    </style:style>
    <style:style style:name="P33" style:family="paragraph" style:parent-style-name="Table_20_Contents">
      <style:text-properties style:text-underline-style="none"/>
    </style:style>
    <style:style style:name="P34" style:family="paragraph" style:parent-style-name="Table_20_Contents">
      <style:text-properties style:text-underline-style="none" fo:background-color="#ffff00"/>
    </style:style>
    <style:style style:name="P35" style:family="paragraph" style:parent-style-name="Table_20_Contents" style:list-style-name="L6">
      <style:text-properties style:text-underline-style="none" fo:background-color="#ffff00"/>
    </style:style>
    <style:style style:name="P36" style:family="paragraph" style:parent-style-name="Table_20_Contents">
      <style:text-properties fo:font-style="italic" fo:background-color="#ffff00" style:font-style-asian="italic" style:font-style-complex="italic"/>
    </style:style>
    <style:style style:name="P37" style:family="paragraph" style:parent-style-name="Table_20_Contents">
      <style:paragraph-properties fo:background-color="#eb613d">
        <style:background-image/>
      </style:paragraph-properties>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background-color="#ffff00" style:font-style-asian="italic" style:font-style-complex="italic"/>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background-color="#eb613d"/>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background-color="#808080"/>
    </style:style>
    <style:style style:name="T11" style:family="text">
      <style:text-properties fo:background-color="#0084d1"/>
    </style:style>
    <style:style style:name="T12" style:family="text">
      <style:text-properties style:text-underline-style="none"/>
    </style:style>
    <style:style style:name="T13" style:family="text">
      <style:text-properties style:text-underline-style="none"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7964637711" text:style-name="L1">
        <text:list-item>
          <text:list>
            <text:list-item>
              <text:p text:style-name="P27">relevant</text:p>
              <text:list>
                <text:list-item>
                  <text:p text:style-name="P27">complete according to the phenomena that inspires the question</text:p>
                </text:list-item>
                <text:list-item>
                  <text:p text:style-name="P27">anything left out will change the outcome</text:p>
                </text:list-item>
                <text:list-item>
                  <text:p text:style-name="P27">not relevant added items will produce noise</text:p>
                </text:list-item>
              </text:list>
            </text:list-item>
            <text:list-item>
              <text:p text:style-name="P27">useful</text:p>
            </text:list-item>
            <text:list-item>
              <text:p text:style-name="P27">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89602311" text:style-name="L2">
        <text:list-item>
          <text:list>
            <text:list-item>
              <text:p text:style-name="P28">boundaries</text:p>
            </text:list-item>
            <text:list-item>
              <text:p text:style-name="P28">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7">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7"><text:tab/><text:tab/>functional modelling : bank loan <text:s/></text:span><text:span text:style-name="T2">f </text:span><text:span text:style-name="T7">(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7">possible paradigms : functional modelling : bank loan <text:s/></text:span><text:span text:style-name="T2">f </text:span><text:span text:style-name="T7">(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6">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8"> As it was explained on the chapters above.</text:span><text:line-break/></text:p>
            <text:p text:style-name="P1"/>
            <text:p text:style-name="P1"/>
            <text:p text:style-name="P2">aimed at <text:span text:style-name="T6">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3">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3">Benefits of ABM ( possible subsection)</text:p>
          </table:table-cell>
        </table:table-row>
        <table:table-row>
          <table:table-cell table:style-name="Table3.A2" office:value-type="string">
            <text:p text:style-name="P22">(ref. PNAS.org)</text:p>
            <text:p text:style-name="Table_20_Contents"><text:span text:style-name="T8">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8">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8">ABM is most indicated</text:span><text:span text:style-name="T5">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980466349" text:style-name="L3">
              <text:list-item>
                <text:p text:style-name="P29"><text:bookmark text:name="p-191"/><text:bookmark text:name="list-item-51"/><text:bookmark text:name="list-21"/>The behavior of individuals cannot be clearly defined through aggregate transition rates.</text:p>
              </text:list-item>
              <text:list-item>
                <text:p text:style-name="P29"><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9"><text:bookmark text:name="p-211"/><text:bookmark text:name="list-item-71"/><text:soft-page-break/>Activities are a more natural way of describing the system than processes.</text:p>
              </text:list-item>
              <text:list-item>
                <text:p text:style-name="P29"><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9"><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4">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no longer obtain? In mathematical economics such questions are often formally resolvable via</text:p>
            <text:p text:style-name="P22">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3">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3">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3">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6">Competition</text:span> </text:p>
            <text:p text:style-name="Table_20_Contents"><text:span text:style-name="T6">Emergence</text:span>:<text:bookmark-start text:name="__DdeLink__1613_1747189111"/><text:span text:style-name="T8">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8">.- When there is unstability to perturbations although the system could be defined linearly.<text:line-break/></text:span><text:bookmark-end text:name="__DdeLink__1613_1747189111"/><text:span text:style-name="T8"><text:line-break/></text:span><text:span text:style-name="T8"><text:line-break/><text:line-break/></text:span></text:p>
          </table:table-cell>
        </table:table-row>
        <table:table-row>
          <table:table-cell table:style-name="Table3.A2" office:value-type="string">
            <text:p text:style-name="P25">Complexity</text:p>
          </table:table-cell>
        </table:table-row>
        <table:table-row>
          <table:table-cell table:style-name="Table3.A2" office:value-type="string">
            <text:p text:style-name="P23">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oft-page-break/><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1753945680" text:style-name="L4">
        <text:list-item>
          <text:p text:style-name="P30"><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0"><text:bookmark text:name="p-65"/><text:bookmark text:name="list-item-21"/>When space is crucial and the agents' positions are not fixed. Example: fire escape, theme park, supermarket, traffic.</text:p>
        </text:list-item>
        <text:list-item>
          <text:p text:style-name="P30"><text:bookmark text:name="p-66"/><text:bookmark text:name="list-item-22"/>When the population is heterogeneous, when each individual is (potentially) different. Example: virtually every example in this article. </text:p>
        </text:list-item>
        <text:list-item>
          <text:p text:style-name="P30"><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0"><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text:soft-page-break/>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7"><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6">metaphor</text:span> that sees the world as a framework where some entities interact : <text:soft-page-break/>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441425615" text:style-name="L5">
        <text:list-item>
          <text:p text:style-name="P31"><text:bookmark text:name="p-19"/><text:bookmark text:name="list-item-5"/><text:bookmark text:name="list-2"/>The behavior of individuals cannot be clearly defined through aggregate transition rates.</text:p>
        </text:list-item>
        <text:list-item>
          <text:p text:style-name="P31"><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1"><text:bookmark text:name="p-21"/><text:bookmark text:name="list-item-7"/>Activities are a more natural way of describing the system than processes.</text:p>
        </text:list-item>
        <text:list-item>
          <text:p text:style-name="P31"><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1"><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3">Simple reflex</text:p>
          </table:table-cell>
        </table:table-row>
        <table:table-row>
          <table:table-cell table:style-name="Table4.A2" office:value-type="string">
            <text:p text:style-name="Table_20_Contents">Tables:state-&gt;action</text:p>
            <text:p text:style-name="Table_20_Contents"><text:soft-page-break/>Rules: if c then act.</text:p>
          </table:table-cell>
        </table:table-row>
        <table:table-row>
          <table:table-cell table:style-name="Table4.A2" office:value-type="string">
            <text:p text:style-name="P23">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3">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3">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text:soft-page-break/></text:p>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26"/>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3">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3">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soft-pag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6">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6">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text:soft-page-break/>(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23">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ext:soft-page-break/>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3">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text:soft-page-break/>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1">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unconnected and noncoherent.</text:p>
            <text:p text:style-name="P22">... The name emergence in complex systems is used if there is a</text:p>
            <text:p text:style-name="P22">feedback from the phenomena to the agent again.</text:p>
            <text:p text:style-name="P22"/>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3">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2">physical laws, with their ever-expanding consequences, seem to belie the</text:p>
            <text:p text:style-name="P22">view that <text:span text:style-name="T6">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ext:soft-page-break/>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5">to perpetual novelty and emergence.<text:line-break/>(Emergence, p14-15, J.H.Holland)<text:line-break/></text:span><text:line-break/></text:p>
            <text:p text:style-name="P22">Recognizable, repeating features or patterns are pivotal in understan-</text:p>
            <text:p text:style-name="P22">ding the dynamics of these systems. <text:span text:style-name="T6">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2"><text:span text:style-name="T6">emergente)</text:span> That a phenomenon is regular does not mean that it is easy to</text:p>
            <text:p text:style-name="P22">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pan text:style-name="T5">(Emergence, p15-16, J.H.Holland)<text:line-break/></text:span><text:lin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oft-page-break/><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3">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23">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6">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2"><text:s/>population growth leads to competition for food other resources (space, mate partners, etc... ).</text:p>
            <text:p text:style-name="P22">(Thomas Malthus)</text:p>
            <text:p text:style-name="Table_20_Contents"/>
            <text:p text:style-name="Table_20_Contents"><text:soft-page-break/></text:p>
            <text:p text:style-name="P22">the islands. Darwin hypothesized that the geographical isolation imposed</text:p>
            <text:p text:style-name="P22">by the different islands, as well as the local environmental conditions, led</text:p>
            <text:p text:style-name="P22">to the evolution of these many different species from a small number of</text:p>
            <text:p text:style-name="P22">ancestors.</text:p>
            <text:p text:style-name="P33"><text:bookmark-start text:name="__DdeLink__2427_1111256757"/></text:p>
            <text:list xml:id="list821723978" text:style-name="L6">
              <text:list-item>
                <text:p text:style-name="P35">Gradual change over long periods can produce very large effects.</text:p>
              </text:list-item>
              <text:list-item>
                <text:p text:style-name="P35">Population growth combined with limited resources creates a struggle for</text:p>
                <text:p text:style-name="P35">existence. </text:p>
              </text:list-item>
              <text:list-item>
                <text:p text:style-name="P35">Collections of individuals acting in self-interested ways produce</text:p>
                <text:p text:style-name="P35">global benefit. </text:p>
              </text:list-item>
              <text:list-item>
                <text:p text:style-name="P35">Life seems to allow almost infinite variation, and a species’</text:p>
              </text:list-item>
              <text:list-item>
                <text:p text:style-name="P35">particular traits seem designed for the very environment in which the species</text:p>
                <text:p text:style-name="P35">lives. </text:p>
              </text:list-item>
              <text:list-item>
                <text:p text:style-name="P35">Species branch out from common ancestors.</text:p>
                <text:p text:style-name="P35"><text:bookmark-end text:name="__DdeLink__2427_1111256757"/></text:p>
              </text:list-item>
            </text:list>
            <text:p text:style-name="P33"/>
            <text:p text:style-name="P34">Individual organisms have more offspring than can survive, given limited</text:p>
            <text:p text:style-name="P34">food resources. The offspring are not exact copies of the parents but have</text:p>
            <text:p text:style-name="P34">some small amount of random variation in their traits. The traits that allow</text:p>
            <text:p text:style-name="P34">some offspring to survive and reproduce will be passed on to further offspring,</text:p>
            <text:p text:style-name="P34">thus spreading in the population. Very gradually, through reproduction with</text:p>
            <text:p text:style-name="P34">random variation and individual struggles for existence, new species will be</text:p>
            <text:p text:style-name="P34">formed with traits ideally adapted to their environments. Darwin called this</text:p>
            <text:p text:style-name="P34">process evolution by natural selection.</text:p>
            <text:p text:style-name="P33"/>
            <text:p text:style-name="P33"><text:line-break/><text:bookmark-start text:name="__DdeLink__2429_1111256757"/><text:span text:style-name="T5">To summarize the major ideas of Darwin’s theory:</text:span></text:p>
            <text:p text:style-name="P34">• Evolution has occurred; that is, all species descend from a common</text:p>
            <text:p text:style-name="P34">ancestor. The history of life is a branching tree of species.</text:p>
            <text:p text:style-name="P34">• Natural selection occurs when the number of births is greater than</text:p>
            <text:p text:style-name="P34">existing resources can support so that individuals undergo</text:p>
            <text:p text:style-name="P34">competition for resources.</text:p>
            <text:p text:style-name="P34">• Traits of organisms are inherited with variation. The variation is in</text:p>
            <text:p text:style-name="P34">some sense <text:span text:style-name="T1">random</text:span>—that is, there is no force or bias leading to</text:p>
            <text:p text:style-name="P34">variations that increase fitness (though, as I mentioned previously,</text:p>
            <text:p text:style-name="P34">Darwin himself accepted Lamarck’s view that there are such forces).</text:p>
            <text:p text:style-name="P34">Variations that turn out to be adaptive in the current environment are<text:line-break/>likely to be <text:span text:style-name="T1">selected</text:span>, meaning that organisms with those variations are</text:p>
            <text:p text:style-name="P34">more likely to survive and thus pass on the new traits to their</text:p>
            <text:p text:style-name="P34">offspring, causing the number of organisms with those traits to</text:p>
            <text:p text:style-name="P34">increase over subsequent generations.</text:p>
            <text:p text:style-name="P34">• Evolutionary change is constant and gradual via the accumulation of</text:p>
            <text:p text:style-name="P34">small, favorable variations.<text:line-break/><text:bookmark-end text:name="__DdeLink__2429_1111256757"/></text:p>
            <text:p text:style-name="P34">A major issue not explained by Darwin’s theory was exactly how traits are</text:p>
            <text:p text:style-name="P34">passed on from parent to offspring, and how variation in those traits—upon</text:p>
            <text:p text:style-name="P34">which natural selection acts—comes about. The discovery that DNA is the</text:p>
            <text:p text:style-name="P34"><text:soft-page-break/>carrier of hereditary information did not take place until the 1940s. Many</text:p>
            <text:p text:style-name="P34">theories of heredity were proposed in the 1800s, but none was widely accepted</text:p>
            <text:p text:style-name="P34">until the “rediscovery” in 1900 of the work of Gregor Mendel.</text:p>
            <text:p text:style-name="P33"/>
            <text:p text:style-name="Table_20_Contents"><text:span text:style-name="T12"><text:s/></text:span><text:span text:style-name="T13">unification of Darwinism and Mendelism, The Modern Synthesis:</text:span></text:p>
            <text:p text:style-name="Table_20_Contents"><text:span text:style-name="T13">• Natural selection is the major mechanism of evolutionary change and</text:span></text:p>
            <text:p text:style-name="Table_20_Contents"><text:span text:style-name="T13">adaptation.</text:span></text:p>
            <text:p text:style-name="Table_20_Contents"><text:span text:style-name="T13">• Evolution is a gradual process, occurring via natural selection on very</text:span></text:p>
            <text:p text:style-name="Table_20_Contents"><text:span text:style-name="T13">small random variations in individuals. Variation of this sort is highly</text:span></text:p>
            <text:p text:style-name="Table_20_Contents"><text:span text:style-name="T13">abundant in populations and is not biased in any direction (e.g., it</text:span></text:p>
            <text:p text:style-name="Table_20_Contents"><text:span text:style-name="T13">does not intrinsically lead to “improvement,” as believed by Lamarck).</text:span></text:p>
            <text:p text:style-name="Table_20_Contents"><text:span text:style-name="T13">The source of individual variation is random genetic mutations and</text:span></text:p>
            <text:p text:style-name="Table_20_Contents"><text:span text:style-name="T13">recombinations.</text:span></text:p>
            <text:p text:style-name="Table_20_Contents"><text:span text:style-name="T13">• Macroscale phenomena, such as the origin of new species, can be</text:span></text:p>
            <text:p text:style-name="Table_20_Contents"><text:span text:style-name="T13">explained by the microscopic process of gene variation and natural</text:span></text:p>
            <text:p text:style-name="Table_20_Contents"><text:span text:style-name="T13">selection.</text:span></text:p>
            <text:p text:style-name="Table_20_Contents"><text:span text:style-name="T13"/></text:p>
            <text:p text:style-name="Table_20_Contents"><text:span text:style-name="T12"/></text:p>
            <text:p text:style-name="P22"><text:span text:style-name="T12">...the evolutionary change of one species might lead to repercussions all over the ecosystem to</text:span></text:p>
            <text:p text:style-name="Table_20_Contents"><text:span text:style-name="T13">which it appertains.</text:span><text:span text:style-name="T12"> (el plancton I altres microplantes dels oceans varen omplir l'atmòsfera d'oxígen)</text:span></text:p>
            <text:p text:style-name="Table_20_Contents"><text:span text:style-name="T12"/></text:p>
            <text:p text:style-name="Table_20_Contents"><text:span text:style-name="T12"/></text:p>
            <text:p text:style-name="Table_20_Contents"><text:span text:style-name="T12"/></text:p>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23">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Aplicant com a metàfora la Selecció Natural sobre features derivades d'un cert ADN nosaltres prenem com a item d'informació a perllongar en el temps la configuració cultural de l'agent : l'estil de vida HG/AP, <text:bookmark-start text:name="__DdeLink__2433_1111256757"/>i més endevant afegirem el pack de proficiency en les skills que definirem per als agents.<text:bookmark-end text:name="__DdeLink__2431_1111256757"/> <text:s/><text:bookmark-end text:name="__DdeLink__2433_1111256757"/></text:p>
          </table:table-cell>
        </table:table-row>
        <text:soft-page-break/>
        <table:table-row>
          <table:table-cell table:style-name="Table5.A2" office:value-type="string">
            <text:p text:style-name="Table_20_Contents"/>
          </table:table-cell>
        </table:table-row>
        <table:table-row>
          <table:table-cell table:style-name="Table5.A2" office:value-type="string">
            <text:p text:style-name="P23">Evolucio:Co-evolucio</text:p>
          </table:table-cell>
        </table:table-row>
        <table:table-row>
          <table:table-cell table:style-name="Table5.A2" office:value-type="string">
            <text:p text:style-name="P36"><text:bookmark-start text:name="__DdeLink__2435_1111256757"/>Coevolution. When two or more species form an interdependent ecosystem</text:p>
            <text:p text:style-name="P36">the evolutionary progress of part of the ecosystem will generally induce co-</text:p>
            <text:p text:style-name="P36">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9-17T20:01:50</dc:date>
    <meta:editing-duration>P11DT5H24M18S</meta:editing-duration>
    <meta:editing-cycles>443</meta:editing-cycles>
    <meta:document-statistic meta:table-count="5" meta:image-count="9" meta:object-count="0" meta:page-count="31" meta:paragraph-count="783" meta:word-count="9861" meta:character-count="65261" meta:non-whitespace-character-count="55512"/>
  </office:meta>
</office:document-meta>
</file>